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1.8722in" table:align="left"/>
    </style:style>
    <style:style style:name="Table2.A" style:family="table-column">
      <style:table-column-properties style:column-width="1.872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1181in" table:align="left"/>
    </style:style>
    <style:style style:name="Table3.A" style:family="table-column">
      <style:table-column-properties style:column-width="0.1181in"/>
    </style:style>
    <style:style style:name="Table3.A1" style:family="table-cell">
      <style:table-cell-properties style:vertical-align="middl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1" fo:font-size="10pt"/>
    </style:style>
    <style:style style:name="P14" style:family="paragraph" style:parent-style-name="Text_20_body">
      <style:text-properties fo:color="#314004" style:font-name="Lucida Console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" fo:font-size="10pt" style:font-size-asian="10pt" style:font-size-complex="10pt"/>
    </style:style>
    <style:style style:name="P17" style:family="paragraph" style:parent-style-name="Text_20_body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weight="normal" style:font-weight-asian="normal" style:font-weight-complex="normal"/>
    </style:style>
    <style:style style:name="P27" style:family="paragraph" style:parent-style-name="Title">
      <style:text-properties fo:font-size="18pt" style:font-size-asian="18pt" style:font-size-complex="18pt"/>
    </style:style>
    <style:style style:name="P28" style:family="paragraph" style:parent-style-name="Title">
      <style:text-properties style:font-name="Arial1" fo:font-size="24pt" style:font-size-asian="24pt" style:font-size-complex="2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Preformatted_20_Text">
      <style:paragraph-properties fo:margin-top="0in" fo:margin-bottom="0.1965in"/>
    </style:style>
    <style:style style:name="P33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4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5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7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38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" fo:font-size="10pt" style:font-size-asian="10pt" style:font-size-complex="10pt"/>
    </style:style>
    <style:style style:name="P39" style:family="paragraph" style:parent-style-name="Preformatted_20_Text">
      <style:text-properties fo:font-size="12pt" style:font-size-asian="12pt" style:font-size-complex="12pt"/>
    </style:style>
    <style:style style:name="P40" style:family="paragraph" style:parent-style-name="Preformatted_20_Text">
      <style:text-properties style:font-name="Lucida Console1" fo:font-size="10pt" style:font-size-asian="12pt" style:font-size-complex="12pt"/>
    </style:style>
    <style:style style:name="P41" style:family="paragraph" style:parent-style-name="Preformatted_20_Text">
      <style:text-properties fo:color="#0000ff" style:font-name="Lucida Console1" fo:font-size="10pt" style:font-size-asian="18pt" style:font-size-complex="18pt"/>
    </style:style>
    <style:style style:name="P42" style:family="paragraph" style:parent-style-name="Preformatted_20_Text">
      <style:paragraph-properties fo:margin-left="0in" fo:margin-right="0in" fo:margin-top="0in" fo:margin-bottom="0in" fo:line-height="120%" fo:text-align="start" style:justify-single-word="false" fo:text-indent="0in" style:auto-text-indent="false" fo:padding="0in" fo:border="none"/>
      <style:text-properties fo:color="#0000ff" style:font-name="Lucida Console1" fo:font-size="10pt"/>
    </style:style>
    <style:style style:name="P43" style:family="paragraph" style:parent-style-name="Preformatted_20_Text">
      <style:paragraph-properties fo:margin-top="0in" fo:margin-bottom="0in" fo:line-height="120%" fo:text-align="start" style:justify-single-word="false" fo:padding="0in" fo:border="none"/>
      <style:text-properties style:font-name="Lucida Console1" fo:font-size="10pt"/>
    </style:style>
    <style:style style:name="P44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5" style:family="paragraph" style:parent-style-name="Heading_20_1">
      <style:text-properties fo:font-size="18pt" style:font-size-asian="18pt" style:font-size-complex="18pt"/>
    </style:style>
    <style:style style:name="P46" style:family="paragraph" style:parent-style-name="Heading_20_1">
      <style:text-properties style:font-name="Times New Roman"/>
    </style:style>
    <style:style style:name="P47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8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9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50" style:family="paragraph" style:parent-style-name="Table_20_Contents">
      <style:text-properties fo:font-size="2pt" style:font-size-asian="2pt" style:font-size-complex="2pt"/>
    </style:style>
    <style:style style:name="P51" style:family="paragraph" style:parent-style-name="Table_20_Contents">
      <style:paragraph-properties fo:line-height="120%" fo:text-align="start" style:justify-single-word="false"/>
      <style:text-properties fo:color="#0000ff" style:font-name="Lucida Console1" fo:font-size="10pt"/>
    </style:style>
    <style:style style:name="P52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53" style:family="paragraph" style:parent-style-name="Heading_20_2">
      <style:text-properties style:font-name="Times New Roman"/>
    </style:style>
    <style:style style:name="P54" style:family="paragraph" style:parent-style-name="Heading_20_2">
      <style:text-properties style:font-name="Times New Roman" fo:font-size="14pt" style:font-size-asian="14pt" style:font-size-complex="14pt"/>
    </style:style>
    <style:style style:name="P55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6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58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9" style:family="paragraph" style:parent-style-name="Text_20_body">
      <style:text-properties fo:font-size="18pt" style:font-size-asian="18pt" style:font-size-complex="18pt"/>
    </style:style>
    <style:style style:name="P60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7"/>
      <text:p text:style-name="P28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29"><text:s/>1 Introduction<text:tab/>3</text:p>
          <text:p text:style-name="P29"><text:s/>2 Environment Setup for R programming Developers<text:tab/>3</text:p>
          <text:p text:style-name="P31"><text:s/>2.1 <text:s/>Environment setup<text:tab/>3</text:p>
          <text:p text:style-name="P31"><text:s/>2.2 <text:s/>Using Version Control System<text:tab/>3</text:p>
          <text:p text:style-name="P31"><text:s/>2.3 Using IDE to develop R scripts<text:tab/>3</text:p>
          <text:p text:style-name="P31"><text:s/>2.4 Writing functions<text:tab/>3</text:p>
          <text:p text:style-name="P31"><text:s/>2.5 Create R package System<text:tab/>3</text:p>
          <text:p text:style-name="P29"><text:s/>3 Simple Data Types and Objects<text:tab/>3</text:p>
          <text:p text:style-name="P29"><text:s/>4 Control Structures<text:tab/>3</text:p>
          <text:p text:style-name="P31"><text:s/>4.1 If then Else statements<text:tab/>3</text:p>
          <text:p text:style-name="P31"><text:s/>4.2 Switch statements<text:tab/>4</text:p>
          <text:p text:style-name="P29"><text:s/>5 Loop Structures<text:tab/>5</text:p>
          <text:p text:style-name="P31"><text:s/>5.1 For statements<text:tab/>5</text:p>
          <text:p text:style-name="P31"><text:s/>5.2 while staments<text:tab/>5</text:p>
          <text:p text:style-name="P31"><text:s/>5.3 DfRCtVisits<text:tab/>7</text:p>
          <text:p text:style-name="P29"><text:s/>6 Data Structures<text:tab/>8</text:p>
          <text:p text:style-name="P31"><text:s/>6.1 Vector<text:tab/>8</text:p>
          <text:p text:style-name="P31"><text:s/>6.2 Matrix<text:tab/>8</text:p>
          <text:p text:style-name="P31"><text:s/>6.3 DataFrame<text:tab/>8</text:p>
          <text:p text:style-name="P29"><text:s/>7 Simple Statistical Outputs<text:tab/>8</text:p>
          <text:p text:style-name="P29"><text:s/>8 Simple Table Outputs<text:tab/>8</text:p>
        </text:index-body>
      </text:table-of-content>
      <text:p text:style-name="P9"/>
      <text:h text:style-name="P48" text:outline-level="1">Introduction</text:h>
      <text:p text:style-name="P10"><text:tab/></text:p>
      <text:h text:style-name="P44" text:outline-level="1">Environment Setup for R programming Developers</text:h>
      <text:h text:style-name="Heading_20_2" text:outline-level="2"><text:s/>Environment setup</text:h>
      <text:p text:style-name="P24"/>
      <text:p text:style-name="P8"/>
      <text:p text:style-name="P7"/>
      <text:p text:style-name="P2">&lt;&lt;environment, <text:s/>echo=FALSE, results=xml&gt;&gt;=</text:p>
      <text:p text:style-name="P2"/>
      <text:p text:style-name="P33">odfTable(pkgVersions("data frame"))</text:p>
      <text:p text:style-name="P34">@</text:p>
      <text:p text:style-name="Preformatted_20_Text"><text:span text:style-name="Source_20_Text"/></text:p>
      <text:p text:style-name="P32"><text:span text:style-name="Source_20_Text"><text:span text:style-name="T4">&lt;&lt;environmentl&gt;&gt;=</text:span></text:span></text:p>
      <text:p text:style-name="P35">environment("ls")</text:p>
      <text:p text:style-name="P35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57"><text:tab/>Build R package Rtools needs to be installed (Refence) for windows and Linux. </text:p>
      <text:p text:style-name="P26"><text:span text:style-name="T5">Windows insallation and linux instalation. <text:s/>Windows installation is requires downloading Rtools.exe for the R version. Version of R can be found by </text:span><text:span text:style-name="T6">version</text:span><text:span text:style-name="T5"> to the R shell window. </text:span></text:p>
      <text:h text:style-name="P45" text:outline-level="1">Simple Data Types and Objects</text:h>
      <text:p text:style-name="Text_20_body"><text:span text:style-name="T3"><text:tab/></text:span><text:span text:style-name="T5">R language has following defined data types, Double, Character, Logical and Complex. Numeric variable as a default defined as double,simple text string defined as Character, single character [T and F] is defined as Logical,and complex numbers are defined as Complex. </text:span></text:p>
      <text:p text:style-name="P19"><text:soft-page-break/><text:tab/>Integer <text:s/>objects are created with integer, as.integer keywords. Similarly numeric objects are created with numeric and as.numeric keywords. <text:s/>Boolean, Double, Character, Logical, Complex objects are created by their types [boolean, double,character,..] and as.types [boolean.double,..], <text:s/>The variables or vector also can be casted from one type to another type using similar keywords.</text:p>
      <text:p text:style-name="P19"/>
      <text:p text:style-name="P19">&lt;&lt;dataType1,echo=FALSE&gt;&gt;=</text:p>
      <text:p text:style-name="P40"><text:bookmark text:name="rstudio_console_output"/>cat(“library(uRProgramming)”)</text:p>
      <text:p text:style-name="P40">cat(“dataTypes(24)”)</text:p>
      <text:p text:style-name="P40">cat(“dataTypes('ali')”)</text:p>
      <text:p text:style-name="P40">cat(“dataTypes(T)”)</text:p>
      <text:p text:style-name="P40">cat(“a&lt;-as.integer(24)”)</text:p>
      <text:p text:style-name="P40">cat(“dataTypes(a)”)</text:p>
      <text:p text:style-name="P40"/>
      <text:p text:style-name="P40">cat(“standard output from above lines”)</text:p>
      <text:p text:style-name="P40">library(uRProgramming)</text:p>
      <text:p text:style-name="P40">dataTypes(24)</text:p>
      <text:p text:style-name="P40">dataTypes("ali")</text:p>
      <text:p text:style-name="P40">dataTypes(T)</text:p>
      <text:p text:style-name="P40">a&lt;-as.integer(24)</text:p>
      <text:p text:style-name="P40">dataTypes(a)</text:p>
      <text:p text:style-name="P39"/>
      <text:p text:style-name="P19">@</text:p>
      <text:p text:style-name="P11"/>
      <text:p text:style-name="P11"/>
      <text:p text:style-name="P11"><text:span text:style-name="T5">&lt;&lt;dataType2,echo=TRUE&gt;&gt;=</text:span></text:p>
      <text:p text:style-name="P11"><text:span text:style-name="T5">testDataTypes&lt;-function(){</text:span></text:p>
      <text:p text:style-name="P11"><text:span text:style-name="T5"><text:s text:c="2"/></text:span></text:p>
      <text:p text:style-name="P11"><text:span text:style-name="T5"><text:s text:c="2"/>#create logical variable</text:span></text:p>
      <text:p text:style-name="P11"><text:span text:style-name="T5"><text:s text:c="2"/>iTest&lt;-T</text:span></text:p>
      <text:p text:style-name="P11"><text:span text:style-name="T5"><text:s text:c="2"/>is.logical(iTest)</text:span></text:p>
      <text:p text:style-name="P11"><text:span text:style-name="T5"><text:s text:c="2"/></text:span></text:p>
      <text:p text:style-name="P11"><text:span text:style-name="T5"><text:s text:c="2"/>if(iTest == <text:s/>is.logical(iTest)) cat("Logical \n")</text:span></text:p>
      <text:p text:style-name="P11"><text:span text:style-name="T5"><text:s text:c="2"/></text:span></text:p>
      <text:p text:style-name="P11"><text:span text:style-name="T5">#create simple double vector </text:span></text:p>
      <text:p text:style-name="P11"><text:span text:style-name="T5"><text:s text:c="2"/>x&lt;-seq(1,100,by=10.011)</text:span></text:p>
      <text:p text:style-name="P11"><text:span text:style-name="T5"><text:s text:c="2"/>is.double(x)</text:span></text:p>
      <text:p text:style-name="P11"><text:span text:style-name="T5"><text:s text:c="2"/>if(iTest == <text:s/>is.double(x)) cat("x is double Vector \n")</text:span></text:p>
      <text:p text:style-name="P11"><text:span text:style-name="T5"><text:s text:c="2"/></text:span></text:p>
      <text:p text:style-name="P11"><text:span text:style-name="T5"><text:s text:c="2"/>#cast double vector to integer </text:span></text:p>
      <text:p text:style-name="P11"><text:span text:style-name="T5"><text:s text:c="2"/>y&lt;-as.integer(x)</text:span></text:p>
      <text:p text:style-name="P11"><text:span text:style-name="T5"><text:s text:c="2"/>is.integer(y)</text:span></text:p>
      <text:p text:style-name="P11"><text:span text:style-name="T5"><text:s text:c="2"/>if(iTest == <text:s/>is.integer(y)) cat("y is integer Vector \n")</text:span></text:p>
      <text:p text:style-name="P11"><text:soft-page-break/><text:span text:style-name="T5"><text:s text:c="2"/></text:span></text:p>
      <text:p text:style-name="P11"><text:span text:style-name="T5"><text:s text:c="2"/>#cast to character vector</text:span></text:p>
      <text:p text:style-name="P11"><text:span text:style-name="T5"><text:s text:c="2"/></text:span></text:p>
      <text:p text:style-name="P11"><text:span text:style-name="T5"><text:s text:c="2"/>z&lt;-as.character(x)</text:span></text:p>
      <text:p text:style-name="P11"><text:span text:style-name="T5"><text:s text:c="2"/>is.character(z)</text:span></text:p>
      <text:p text:style-name="P11"><text:span text:style-name="T5"><text:s text:c="2"/>if(iTest == <text:s/>is.character(z)) cat("z is character Vector \n")</text:span></text:p>
      <text:p text:style-name="P11"><text:span text:style-name="T5">}</text:span><text:tab/></text:p>
      <text:p text:style-name="P41"><text:bookmark text:name="rstudio_console_output1"/>source('~/r_repo/test/testDataTypes.R')</text:p>
      <text:p text:style-name="P19"><text:s text:c="12"/>testDataTypes()</text:p>
      <text:p text:style-name="P19">@</text:p>
      <text:p text:style-name="P19"/>
      <text:p text:style-name="P19">Source this above program, and run the program (testDataTypes()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<text:bookmark text:name="rstudio_console_output2"/>testDataTypes()</text:p>
            <text:p text:style-name="P43">Logical </text:p>
            <text:p text:style-name="P43">x is double Vector </text:p>
            <text:p text:style-name="P43">y is integer Vector </text:p>
            <text:p text:style-name="P43">z is character Vector </text:p>
          </table:table-cell>
        </table:table-row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.A1" office:value-type="string">
            <text:p text:style-name="P50"/>
          </table:table-cell>
        </table:table-row>
      </table:table>
      <text:p text:style-name="P19"/>
      <text:p text:style-name="P19"/>
      <text:p text:style-name="P11"/>
      <text:h text:style-name="P45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Text_20_body"/>
      <text:p text:style-name="P38"><text:soft-page-break/>cat(“x&lt;-c(0,3,6,9,12,15,18,21,24)”)</text:p>
      <text:p text:style-name="P38">x&lt;-c(0,3,6,9,12,15,18,21,24)</text:p>
      <text:p text:style-name="P37">cat(“if(x[which(x==6)]==6){iFound&lt;-TRUE}”)</text:p>
      <text:p text:style-name="P37">if(x[which(x==6)]==6){iFound&lt;-TRUE}</text:p>
      <text:p text:style-name="P25">cat(“print(iFound)”)</text:p>
      <text:p text:style-name="P25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<text:span text:style-name="Strong_20_Emphasis">Operator</text:span></text:p>
          </table:table-cell>
          <table:table-cell table:style-name="Table1.A1" office:value-type="string">
            <text:p text:style-name="P36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6"><text:span text:style-name="Strong_20_Emphasis">==</text:span></text:p>
          </table:table-cell>
          <table:table-cell table:style-name="Table1.A1" office:value-type="string">
            <text:p text:style-name="P36">Equal to</text:p>
          </table:table-cell>
        </table:table-row>
        <table:table-row>
          <table:table-cell table:style-name="Table1.A1" office:value-type="string">
            <text:p text:style-name="P36">!=</text:p>
          </table:table-cell>
          <table:table-cell table:style-name="Table1.A1" office:value-type="string">
            <text:p text:style-name="P36">Not equal to</text:p>
          </table:table-cell>
        </table:table-row>
        <table:table-row>
          <table:table-cell table:style-name="Table1.A1" office:value-type="string">
            <text:p text:style-name="P36"><text:span text:style-name="Strong_20_Emphasis">&lt;</text:span></text:p>
          </table:table-cell>
          <table:table-cell table:style-name="Table1.A1" office:value-type="string">
            <text:p text:style-name="P36">Less than</text:p>
          </table:table-cell>
        </table:table-row>
        <table:table-row>
          <table:table-cell table:style-name="Table1.A1" office:value-type="string">
            <text:p text:style-name="P36"><text:span text:style-name="Strong_20_Emphasis">&lt;=</text:span></text:p>
          </table:table-cell>
          <table:table-cell table:style-name="Table1.A1" office:value-type="string">
            <text:p text:style-name="P36">Less or equal to </text:p>
          </table:table-cell>
        </table:table-row>
        <table:table-row>
          <table:table-cell table:style-name="Table1.A1" office:value-type="string">
            <text:p text:style-name="P36"><text:span text:style-name="Strong_20_Emphasis">&gt;</text:span></text:p>
          </table:table-cell>
          <table:table-cell table:style-name="Table1.A1" office:value-type="string">
            <text:p text:style-name="P36">Greater than </text:p>
          </table:table-cell>
        </table:table-row>
        <table:table-row>
          <table:table-cell table:style-name="Table1.A1" office:value-type="string">
            <text:p text:style-name="P36"><text:span text:style-name="Strong_20_Emphasis">&gt;=</text:span></text:p>
          </table:table-cell>
          <table:table-cell table:style-name="Table1.A1" office:value-type="string">
            <text:p text:style-name="P36">Greater or equal to </text:p>
          </table:table-cell>
        </table:table-row>
        <table:table-row>
          <table:table-cell table:style-name="Table1.A1" office:value-type="string">
            <text:p text:style-name="P36">&amp;</text:p>
          </table:table-cell>
          <table:table-cell table:style-name="Table1.A1" office:value-type="string">
            <text:p text:style-name="P36">And</text:p>
          </table:table-cell>
        </table:table-row>
        <table:table-row>
          <table:table-cell table:style-name="Table1.A1" office:value-type="string">
            <text:p text:style-name="P36">|</text:p>
          </table:table-cell>
          <table:table-cell table:style-name="Table1.A1" office:value-type="string">
            <text:p text:style-name="P36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6">cat(“Ex. 1”)</text:p>
      <text:p text:style-name="P16">cat(“if(demDat[indx,1] ==1 ) {demDat[indx,1]&lt;-'M'}”)</text:p>
      <text:p text:style-name="P16"/>
      <text:p text:style-name="P16">cat(“\nEx.2”)</text:p>
      <text:p text:style-name="P14">cat(“if(demDat[indx,2] &lt;=25 )demDat[indx,2]&lt;-'Y' “)</text:p>
      <text:p text:style-name="P14"/>
      <text:p text:style-name="P13">cat(“\nEx.3”)</text:p>
      <text:p text:style-name="P13">cat(“ if(demDat[indx,2] &gt; 50 ) {demDat[indx,2]&lt;-'O'} “)</text:p>
      <text:p text:style-name="P14"/>
      <text:p text:style-name="P13">cat(“\nEx.4”)</text:p>
      <text:p text:style-name="P13">cat(“if(demDat[indx,2] &gt; 25 &amp; demDat[indx,2] &lt;=50 )demDat[indx,2]&lt;-'M' “)</text:p>
      <text:p text:style-name="P14"/>
      <text:p text:style-name="Text_20_body">@</text:p>
      <text:h text:style-name="Heading_20_2" text:outline-level="2"><text:soft-page-break/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5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53" text:outline-level="2">Switch statements</text:h>
      <text:p text:style-name="P2"/>
      <text:p text:style-name="P3"/>
      <text:list xml:id="list8472972943051754739" text:style-name="L1">
        <text:list-header>
          <text:p text:style-name="P52"/>
        </text:list-header>
      </text:list>
      <text:h text:style-name="P49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54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P21">&lt;&lt;forLoop1, echo=FALSE&gt;&gt;=</text:p>
      <text:p text:style-name="Text_20_body"><text:span text:style-name="T16"><text:tab/></text:span><text:span text:style-name="T19">cat(“set.seed(312)”)</text:span></text:p>
      <text:p text:style-name="P18"><text:tab/>set.seed(312)</text:p>
      <text:p text:style-name="P18"><text:s/><text:tab/>cat(“#create 100 random number between 0 and 1000”)</text:p>
      <text:p text:style-name="P18"><text:s text:c="2"/><text:tab/>cat(“xInt&lt;-floor(runif(100,0,1000))”)</text:p>
      <text:p text:style-name="P18"><text:tab/>xInt&lt;-floor(runif(100,0,1000))</text:p>
      <text:p text:style-name="P18"><text:s text:c="2"/><text:tab/>cat(“for(indx in 0:length(xInt) ){”)</text:p>
      <text:p text:style-name="P18"><text:tab/>cat(“if(indx %%10 ==0){print(xInt[indx])}”)</text:p>
      <text:p text:style-name="P18"><text:tab/>cat(“}”)</text:p>
      <text:p text:style-name="P18"><text:tab/>for(indx in 0:length(xInt) ){</text:p>
      <text:p text:style-name="P18"><text:s text:c="4"/><text:tab/><text:tab/></text:p>
      <text:p text:style-name="P18"><text:s text:c="2"/><text:tab/><text:tab/>if(indx %%10 ==0){print(xInt[indx])}</text:p>
      <text:p text:style-name="P18"><text:tab/>}</text:p>
      <text:p text:style-name="P18"><text:s text:c="2"/><text:tab/></text:p>
      <text:p text:style-name="P21">@</text:p>
      <text:h text:style-name="P54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1">&lt;&lt;whileLoop1, echo=FALSE&gt;&gt;=</text:p>
      <text:p text:style-name="Text_20_body"><text:span text:style-name="T16"><text:tab/></text:span><text:span text:style-name="T20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index&lt;-80”)</text:p>
      <text:p text:style-name="P17"><text:tab/>cat(“while(index&lt;=length(xInt)){”)</text:p>
      <text:p text:style-name="P17"><text:tab/>cat('xInt[index]&lt;-ifelse(as.integer(xInt[index]) %%2==0,"Even","Odd")')</text:p>
      <text:p text:style-name="P17"><text:tab/>cat(“if(index %% 4 == 0 ){print(xInt[index])}”)</text:p>
      <text:p text:style-name="P17"><text:tab/>cat(“index&lt;-index+1”)</text:p>
      <text:p text:style-name="P17"><text:tab/>cat(“}”)</text:p>
      <text:p text:style-name="P17"/>
      <text:p text:style-name="P17"><text:tab/>index&lt;-80</text:p>
      <text:p text:style-name="P17"><text:s text:c="2"/><text:tab/>while(index&lt;=length(xInt)){</text:p>
      <text:p text:style-name="P17"><text:s text:c="4"/><text:tab/><text:tab/>xInt[index]&lt;-ifelse(as.integer(xInt[index]) %%2==0,"Even","Odd")</text:p>
      <text:p text:style-name="P17"><text:tab/><text:tab/>if(index %% 4 == 0 ){print(xInt[index])}</text:p>
      <text:p text:style-name="P17"><text:s text:c="4"/><text:tab/><text:tab/>index&lt;-index+1</text:p>
      <text:p text:style-name="P17"><text:s text:c="4"/></text:p>
      <text:p text:style-name="P17"><text:s text:c="2"/><text:tab/>}</text:p>
      <text:p text:style-name="P18"><text:s text:c="2"/><text:tab/></text:p>
      <text:p text:style-name="P21">@</text:p>
      <text:h text:style-name="P48" text:outline-level="1">Data Structures</text:h>
      <text:p text:style-name="P6"/>
      <text:h text:style-name="P55" text:outline-level="2">Vector</text:h>
      <text:h text:style-name="P55" text:outline-level="2">List</text:h>
      <text:h text:style-name="P56" text:outline-level="2">Matrix</text:h>
      <text:h text:style-name="P55" text:outline-level="2">DataFrame</text:h>
      <text:h text:style-name="P58" text:outline-level="2"/>
      <text:h text:style-name="P45" text:outline-level="1">Simple Statistical Analysis</text:h>
      <text:h text:style-name="P46" text:outline-level="1"><text:span text:style-name="T1">Simple</text:span><text:span text:style-name="T1"> Statistical Analysis</text:span></text:h>
      <text:h text:style-name="P47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0-10T23:20:54.20</dc:date>
    <meta:editing-duration>PT22H53M24S</meta:editing-duration>
    <meta:editing-cycles>155</meta:editing-cycles>
    <meta:generator>OpenOffice/4.1.2$Win32 OpenOffice.org_project/412m3$Build-9782</meta:generator>
    <meta:document-statistic meta:table-count="3" meta:image-count="0" meta:object-count="0" meta:page-count="10" meta:paragraph-count="208" meta:word-count="1014" meta:character-count="7501"/>
  </office:meta>
</office:document-meta>
</file>